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fo:letter-spacing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fo:letter-spacing="normal" fo:font-weight="bold" style:font-weight-asian="bold" style:font-weight-complex="bold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fo:letter-spacing="normal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fo:letter-spacing="normal" officeooo:paragraph-rsid="000d5ad2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language="es" fo:country="ES" fo:font-style="normal" fo:font-weight="normal" officeooo:paragraph-rsid="000d0e2d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language="es" fo:country="ES" fo:font-style="normal" fo:font-weight="normal" officeooo:paragraph-rsid="000d5ad2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9" style:family="paragraph" style:parent-style-name="Text_20_body">
      <style:paragraph-properties fo:margin-top="0cm" fo:margin-bottom="0cm" style:contextual-spacing="false"/>
      <style:text-properties fo:font-variant="normal" fo:text-transform="none" fo:color="#000000" style:font-name="Times New Roman1" fo:font-size="12pt" fo:letter-spacing="normal" fo:language="es" fo:country="ES" fo:font-style="normal" officeooo:paragraph-rsid="000d5ad2"/>
    </style:style>
    <style:style style:name="P10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000000" style:font-name="Times New Roman1" fo:font-size="18pt" fo:letter-spacing="normal" fo:language="es" fo:country="ES" fo:font-style="normal" officeooo:paragraph-rsid="000d5ad2" style:font-size-asian="18pt" style:font-size-complex="18pt"/>
    </style:style>
    <style:style style:name="T1" style:family="text">
      <style:text-properties officeooo:rsid="000d0e2d"/>
    </style:style>
    <style:style style:name="T2" style:family="text">
      <style:text-properties fo:language="es" fo:country="ES"/>
    </style:style>
    <style:style style:name="T3" style:family="text">
      <style:text-properties style:font-name="Times New Roman1" fo:font-size="14pt" fo:language="es" fo:country="ES" fo:font-style="normal"/>
    </style:style>
    <style:style style:name="T4" style:family="text">
      <style:text-properties style:font-name="Times New Roman1" fo:font-size="14pt" fo:language="es" fo:country="ES" fo:font-style="normal" fo:font-weight="normal"/>
    </style:style>
    <style:style style:name="T5" style:family="text">
      <style:text-properties style:font-name="Times New Roman1" fo:font-size="14pt" fo:language="es" fo:country="ES" fo:font-style="normal" fo:font-weight="normal" officeooo:rsid="000d0e2d"/>
    </style:style>
    <style:style style:name="T6" style:family="text">
      <style:text-properties style:font-name="Times New Roman1" fo:font-size="14pt" fo:language="es" fo:country="ES" fo:font-style="normal" fo:font-weight="normal" officeooo:rsid="000d5ad2"/>
    </style:style>
    <style:style style:name="T7" style:family="text">
      <style:text-properties style:font-name="Times New Roman1" fo:font-size="14pt" fo:language="es" fo:country="ES" fo:font-style="normal" officeooo:rsid="000d5ad2"/>
    </style:style>
    <style:style style:name="T8" style:family="text">
      <style:text-properties style:font-name="Times New Roman1" fo:font-size="14pt" fo:language="es" fo:country="ES" fo:font-style="normal" fo:font-weight="bold" officeooo:rsid="000d0e2d" style:font-weight-asian="bold" style:font-weight-complex="bold"/>
    </style:style>
    <style:style style:name="T9" style:family="text">
      <style:text-properties officeooo:rsid="000d5ad2"/>
    </style:style>
    <style:style style:name="T10" style:family="text">
      <style:text-properties fo:font-weight="bold" officeooo:rsid="000d0e2d" style:font-weight-asian="bold" style:font-weight-complex="bold"/>
    </style:style>
    <style:style style:name="T11" style:family="text">
      <style:text-properties fo:font-weight="bold" officeooo:rsid="000d5ad2" style:font-weight-asian="bold" style:font-weight-complex="bold"/>
    </style:style>
    <style:style style:name="T12" style:family="text">
      <style:text-properties fo:font-style="italic" fo:font-weight="bold" officeooo:rsid="000d0e2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0d5ad2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solid" style:text-underline-width="auto" style:text-underline-color="font-color" fo:font-weight="bold" officeooo:rsid="000d0e2d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solid" style:text-underline-width="auto" style:text-underline-color="font-color" fo:font-weight="bold" officeooo:rsid="000d5ad2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solid" style:text-underline-width="auto" style:text-underline-color="font-color" officeooo:rsid="000d5ad2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bold" officeooo:rsid="000d0e2d" style:font-style-asian="italic" style:font-weight-asian="bold" style:font-style-complex="italic" style:font-weight-complex="bold"/>
    </style:style>
    <style:style style:name="T18" style:family="text">
      <style:text-properties fo:font-style="italic" style:text-underline-style="none" officeooo:rsid="000d0e2d" style:font-style-asian="italic" style:font-weight-asian="normal" style:font-style-complex="italic" style:font-weight-complex="normal"/>
    </style:style>
    <style:style style:name="T19" style:family="text">
      <style:text-properties style:text-underline-style="solid" style:text-underline-width="auto" style:text-underline-color="font-color" officeooo:rsid="000d5ad2" style:font-style-asian="normal" style:font-weight-asian="normal" style:font-style-complex="normal" style:font-weight-complex="normal"/>
    </style:style>
    <style:style style:name="T20" style:family="text">
      <style:text-properties style:text-underline-style="none" officeooo:rsid="000d5ad2" style:font-style-asian="normal" style:font-weight-asian="normal" style:font-style-complex="normal" style:font-weight-complex="normal"/>
    </style:style>
    <style:style style:name="T21" style:family="text">
      <style:text-properties style:text-underline-style="none" officeooo:rsid="000d0e2d" style:font-style-asian="normal" style:font-weight-asian="normal" style:font-style-complex="normal" style:font-weight-complex="normal"/>
    </style:style>
    <style:style style:name="T22" style:family="text">
      <style:text-properties style:text-underline-style="none" fo:font-weight="bold" officeooo:rsid="000d0e2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span text:style-name="T1">CERTIFICADO DE TRABAJO DE CAMPO </text:span></text:h>
      <text:h text:style-name="P10" text:outline-level="1"><text:span text:style-name="T1">PARA PROYECTO DE TESIS DE GRADO</text:span></text:h>
      <text:p text:style-name="P9"><text:span text:style-name="T1"/></text:p>
      <text:p text:style-name="P9"><text:span text:style-name="T1"/></text:p>
      <text:p text:style-name="P9"><text:span text:style-name="T1"/></text:p>
      <text:p text:style-name="P4"><text:span text:style-name="T4">Por medio del presente se certifica que </text:span><text:span text:style-name="T8">GUERRERO, Fernando Rafael <text:s/></text:span></text:p>
      <text:p text:style-name="P4"><text:span text:style-name="T8">DNI: 31.786.520</text:span><text:span text:style-name="T5">, alumno de la Carrera Licenciatura en Sistemas de Información de la Facultad de Ciencias Exactas </text:span><text:span text:style-name="T6">Químicas</text:span><text:span text:style-name="T5"> y Naturales </text:span><text:span text:style-name="T6">-</text:span><text:span text:style-name="T5"> Universidad Nacional de Misiones, se encuentra desempeñando el trabajo de campo del siguiente Proyecto de Investigación:</text:span></text:p>
      <text:p text:style-name="P5"><text:span text:style-name="T14">Nombre de Proyecto:</text:span><text:span text:style-name="T21"> </text:span><text:span text:style-name="T1">“Modelos de </text:span><text:span text:style-name="T9">capacitación</text:span><text:span text:style-name="T1"> para usuarios finales en el ámbito de inteligencia de negocios en la Provincia de Misiones ” </text:span></text:p>
      <text:p text:style-name="P5"><text:span text:style-name="T14">Codigo:</text:span><text:span text:style-name="T21"> </text:span><text:span text:style-name="T9">E16</text:span></text:p>
      <text:p text:style-name="P6"><text:span text:style-name="T15">Director :</text:span><text:span text:style-name="T20"> </text:span><text:span text:style-name="T9">Mgter. Lic. KUNA, Horacio Daniel <text:s text:c="3"/>DNI:12.009.823</text:span></text:p>
      <text:p text:style-name="P3"/>
      <text:p text:style-name="P2"><text:span text:style-name="T3">Se deja constancia que </text:span><text:span text:style-name="T7">la información que brinda el organismo/empresa es de suma confidencialidad y será utilizado unicamente como fin académico.-</text:span></text:p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size="24pt" fo:font-weight="bold" style:font-name-asian="Segoe UI" style:font-size-asian="24pt" style:font-weight-asian="bold" style:font-name-complex="Tahoma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55S</meta:editing-duration>
    <meta:editing-cycles>4</meta:editing-cycles>
    <meta:generator>LibreOffice/3.6$Windows_x86 LibreOffice_project/5b93205-6e6b3fc-7830f6d-c08ad66-1d9bf4</meta:generator>
    <dc:date>2013-02-19T09:10:01.24</dc:date>
    <meta:document-statistic meta:table-count="0" meta:image-count="0" meta:object-count="0" meta:page-count="1" meta:paragraph-count="8" meta:word-count="111" meta:character-count="742" meta:non-whitespace-character-count="632"/>
    <meta:user-defined meta:name="Info 1"/>
    <meta:user-defined meta:name="Info 2"/>
    <meta:user-defined meta:name="Info 3"/>
    <meta:user-defined meta:name="Info 4"/>
  </office:meta>
</office:document-meta>
</file>